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8.ttf" manifest:media-type="application/x-font-ttf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Bold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nonymous Pro1" svg:font-family="'Anonymous Pro'" style:font-adornments="Regular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Ubuntu" svg:font-family="Ubuntu" style:font-adornments="Bold" style:font-pitch="variable"/>
    <style:font-face style:name="Liberation Serif" svg:font-family="'Liberation Serif'" style:font-family-generic="roman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Arimo3" svg:font-family="Arimo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1" svg:font-family="Arimo" style:font-adornments="Bold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2" svg:font-family="Arimo" style:font-adornments="Bold Italic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Arimo" svg:font-family="Arimo" style:font-adornments="Regular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Droid Sans" svg:font-family="'Droid Sans'" style:font-family-generic="system" style:font-pitch="variable">
      <svg:font-face-src>
        <svg:font-face-uri xlink:href="Fonts/font17.ttf" xlink:type="simple">
          <svg:font-face-format svg:string="truetype"/>
        </svg:font-face-uri>
        <svg:font-face-uri xlink:href="Fonts/font18.ttf" xlink:type="simple">
          <svg:font-face-format svg:string="truetype"/>
        </svg:font-face-uri>
      </svg:font-face-src>
    </style:font-face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mo3" officeooo:rsid="000cc4b8" officeooo:paragraph-rsid="001367fc"/>
    </style:style>
    <style:style style:name="P2" style:family="paragraph" style:parent-style-name="Text_20_body">
      <style:paragraph-properties fo:text-align="start" style:justify-single-word="false"/>
      <style:text-properties style:font-name="Arimo3" officeooo:rsid="000cc4b8" officeooo:paragraph-rsid="001ccc66"/>
    </style:style>
    <style:style style:name="P3" style:family="paragraph" style:parent-style-name="Text_20_body">
      <style:paragraph-properties fo:text-align="start" style:justify-single-word="false"/>
      <style:text-properties style:font-name="Arimo3" officeooo:rsid="000cc4b8" officeooo:paragraph-rsid="00155cb3"/>
    </style:style>
    <style:style style:name="P4" style:family="paragraph" style:parent-style-name="Text_20_body">
      <style:paragraph-properties fo:text-align="start" style:justify-single-word="false"/>
      <style:text-properties style:font-name="Arimo3" officeooo:rsid="0008e959" officeooo:paragraph-rsid="00071008"/>
    </style:style>
    <style:style style:name="P5" style:family="paragraph" style:parent-style-name="Text_20_body">
      <style:paragraph-properties fo:break-before="page"/>
      <style:text-properties style:font-name="Arimo3"/>
    </style:style>
    <style:style style:name="P6" style:family="paragraph" style:parent-style-name="Heading_20_3">
      <style:paragraph-properties fo:text-align="start" style:justify-single-word="false"/>
      <style:text-properties style:font-name="Arimo3" officeooo:rsid="00071008" officeooo:paragraph-rsid="00071008"/>
    </style:style>
    <style:style style:name="T1" style:family="text">
      <style:text-properties officeooo:rsid="0039a5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Lab <text:span text:style-name="T1">Environment Information</text:span>:</text:h>
      <text:p text:style-name="P4"/>
      <text:p text:style-name="P1"/>
      <text:p text:style-name="P2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Bold" style:font-pitch="fixed"/>
    <style:font-face style:name="Anonymous Pro1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Arimo3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.0402in" loext:contextual-spacing="false" style:page-number="auto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Arimo" fo:font-family="Arimo" style:font-style-name="Regular" style:font-family-generic="swiss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mo1" fo:font-family="Arimo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style:font-name="Ubuntu" fo:font-family="Ubuntu" style:font-style-name="Bold" style:font-pitch="variabl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Numbering_20_Symbols" style:display-name="Numbering Symbols" style:family="text"/>
    <style:style style:name="SUSE-monospace" style:family="text" style:parent-style-name="Teletype">
      <style:text-properties style:font-name="Anonymous Pro" fo:font-family="'Anonymous Pro'" style:font-style-name="Bold" style:font-pitch="fixed" fo:font-weight="bold" style:font-size-asian="10.5pt"/>
    </style:style>
    <style:style style:name="Teletype" style:family="text">
      <style:text-properties style:font-name="Anonymous Pro1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336633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18:33.140616296</meta:creation-date>
    <dc:date>2018-07-13T13:42:34.091558240</dc:date>
    <meta:editing-duration>PT15H28M4S</meta:editing-duration>
    <meta:editing-cycles>83</meta:editing-cycles>
    <meta:generator>LibreOffice/5.4.5.1$Linux_X86_64 LibreOffice_project/40m0$Build-1</meta:generator>
    <meta:document-statistic meta:table-count="0" meta:image-count="0" meta:object-count="0" meta:page-count="2" meta:paragraph-count="1" meta:word-count="3" meta:character-count="28" meta:non-whitespace-character-count="26"/>
  </office:meta>
</office:document-meta>
</file>